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84cm" fo:min-width="4.38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1.584cm" fo:min-width="4.38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c2e0ae" draw:textarea-horizontal-align="justify" draw:textarea-vertical-align="middle" draw:auto-grow-height="false" fo:min-height="1.584cm" fo:min-width="4.382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584cm" fo:min-width="4.382cm"/>
    </style:style>
    <style:style style:name="gr7" style:family="graphic" style:parent-style-name="standard">
      <style:graphic-properties draw:fill-color="#72bf44" draw:textarea-horizontal-align="justify" draw:textarea-vertical-align="middle" draw:auto-grow-height="false" fo:min-height="1.584cm" fo:min-width="7.4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aa61a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c2e0ae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8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P9" style:family="paragraph">
      <loext:graphic-properties draw:fill-color="#c2e0a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0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08cm" svg:height="2.032cm" svg:x="0.678cm" svg:y="1.778cm">
          <text:p text:style-name="P1"><text:span text:style-name="T1">1-Init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758cm" svg:y1="3.048cm" svg:x2="8.044cm" svg:y2="3.048cm">
          <text:p/>
        </draw:line>
        <draw:custom-shape draw:style-name="gr3" draw:text-style-name="P4" draw:layer="layout" svg:width="5.08cm" svg:height="2.032cm" svg:x="8.044cm" svg:y="1.778cm">
          <text:p text:style-name="P1"><text:span text:style-name="T1">2-Camera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032cm" svg:x="14.978cm" svg:y="1.778cm">
          <text:p text:style-name="P1"><text:span text:style-name="T1">3-Birds Eye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3.124cm" svg:y1="2.794cm" svg:x2="14.902cm" svg:y2="2.794cm">
          <text:p/>
        </draw:line>
        <draw:custom-shape draw:style-name="gr1" draw:text-style-name="P2" draw:layer="layout" svg:width="5.08cm" svg:height="2.032cm" svg:x="21.844cm" svg:y="1.778cm">
          <text:p text:style-name="P1"><text:span text:style-name="T1">4-Detect 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0.124cm" svg:y1="2.794cm" svg:x2="21.902cm" svg:y2="2.794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5.08cm" svg:height="2.032cm" svg:x="0.678cm" svg:y="1.778cm">
          <text:p text:style-name="P1"><text:span text:style-name="T1">2-Camera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758cm" svg:y1="3.048cm" svg:x2="8.044cm" svg:y2="3.048cm">
          <text:p/>
        </draw:line>
        <draw:custom-shape draw:style-name="gr5" draw:text-style-name="P6" draw:layer="layout" svg:width="5.08cm" svg:height="2.032cm" svg:x="8.044cm" svg:y="1.778cm">
          <text:p text:style-name="P1"><text:span text:style-name="T1">2-1- </text:span></text:p>
          <text:p text:style-name="P1"><text:span text:style-name="T1">Image corners</text:span></text:p>
          <text:p text:style-name="P1"><text:span text:style-name="T1">objectCorn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5.08cm" svg:height="2.032cm" svg:x="14.978cm" svg:y="1.778cm">
          <text:p text:style-name="P7">2-2-Find </text:p>
          <text:p text:style-name="P7">Image_Points </text:p>
          <text:p text:style-name="P8">object_poi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3.124cm" svg:y1="2.794cm" svg:x2="14.902cm" svg:y2="2.794cm">
          <text:p/>
        </draw:line>
        <draw:custom-shape draw:style-name="gr5" draw:text-style-name="P9" draw:layer="layout" svg:width="5.08cm" svg:height="2.032cm" svg:x="21.844cm" svg:y="1.778cm">
          <text:p text:style-name="P7">2-3-Set Calibration Flag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0.124cm" svg:y1="2.794cm" svg:x2="21.902cm" svg:y2="2.794cm">
          <text:p/>
        </draw:line>
        <draw:custom-shape draw:style-name="gr5" draw:text-style-name="P6" draw:layer="layout" svg:width="5.08cm" svg:height="2.032cm" svg:x="21.836cm" svg:y="5.334cm">
          <text:p text:style-name="P8">2-4-Calibrate Came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08cm" svg:height="2.032cm" svg:x="14.978cm" svg:y="5.334cm">
          <text:p text:style-name="P8">2-5-</text:p>
          <text:p text:style-name="P8">Get cameraMatrix </text:p>
          <text:p text:style-name="P8">&amp; </text:p>
          <text:p text:style-name="P8">distCoef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4.376cm" svg:y1="3.81cm" svg:x2="24.376cm" svg:y2="5.334cm">
          <text:p/>
        </draw:line>
        <draw:line draw:style-name="gr2" draw:text-style-name="P3" draw:layer="layout" svg:x1="21.837cm" svg:y1="6.35cm" svg:x2="20.059cm" svg:y2="6.35cm">
          <text:p/>
        </draw:line>
        <draw:custom-shape draw:style-name="gr6" draw:text-style-name="P10" draw:layer="layout" svg:width="5.08cm" svg:height="2.032cm" svg:x="8.128cm" svg:y="5.334cm">
          <text:p text:style-name="P1"><text:span text:style-name="T1">2-6-</text:span></text:p>
          <text:p text:style-name="P1"><text:span text:style-name="T1">Sav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987cm" svg:y1="6.35cm" svg:x2="13.209cm" svg:y2="6.35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2" draw:layer="layout" svg:width="5.08cm" svg:height="2.032cm" svg:x="0.508cm" svg:y="1.524cm">
          <text:p text:style-name="P1"><text:span text:style-name="T1">3-Birds Eye 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8cm" svg:height="2.032cm" svg:x="7.366cm" svg:y="1.524cm">
          <text:p text:style-name="P1"><text:span text:style-name="T1">3-1-Define </text:span></text:p>
          <text:p text:style-name="P1"><text:span text:style-name="T1">Source &amp; Destination</text:span></text:p>
          <text:p text:style-name="P1"><text:span text:style-name="T1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588cm" svg:y1="2.54cm" svg:x2="7.366cm" svg:y2="2.54cm">
          <text:p/>
        </draw:line>
        <draw:custom-shape draw:style-name="gr3" draw:text-style-name="P4" draw:layer="layout" svg:width="5.08cm" svg:height="2.032cm" svg:x="14.27cm" svg:y="1.478cm">
          <text:p text:style-name="P8">3-2-Draw Rectang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8cm" svg:height="2.032cm" svg:x="21.128cm" svg:y="1.424cm">
          <text:p text:style-name="P8">3-3-Warp Perspective</text:p>
          <text:p text:style-name="P8"><text:s/>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446cm" svg:y1="2.54cm" svg:x2="14.224cm" svg:y2="2.54cm">
          <text:p/>
        </draw:line>
        <draw:line draw:style-name="gr2" draw:text-style-name="P3" draw:layer="layout" svg:x1="19.35cm" svg:y1="2.494cm" svg:x2="21.128cm" svg:y2="2.494cm">
          <text:p/>
        </draw:line>
        <draw:custom-shape draw:style-name="gr7" draw:text-style-name="P11" draw:layer="layout" svg:width="8.128cm" svg:height="2.032cm" svg:x="0.508cm" svg:y="5.08cm">
          <text:p text:style-name="P1"><text:span text:style-name="T1">INPUT </text:span><text:span text:style-name="T1">IMAG</text:span><text:span text:style-name="T1">E= </text:span><text:span text:style-name="T1">undist</text:span><text:span text:style-name="T1">ort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5.08cm" svg:height="2.032cm" svg:x="0.508cm" svg:y="1.524cm">
          <text:p text:style-name="P1"><text:span text:style-name="T1">3-Detect 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588cm" svg:y1="2.54cm" svg:x2="7.366cm" svg:y2="2.54cm">
          <text:p/>
        </draw:line>
        <draw:custom-shape draw:style-name="gr1" draw:text-style-name="P2" draw:layer="layout" svg:width="5.08cm" svg:height="2.032cm" svg:x="7.366cm" svg:y="1.524cm">
          <text:p text:style-name="P1"><text:span text:style-name="T1">3-1-Binary Conver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032cm" svg:x="14.224cm" svg:y="1.524cm">
          <text:p text:style-name="P1"><text:span text:style-name="T1">3-2-Hist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032cm" svg:x="21.082cm" svg:y="1.524cm">
          <text:p text:style-name="P1"><text:span text:style-name="T1">3-3-Detect Lane Pix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032cm" svg:x="21.082cm" svg:y="5.08cm">
          <text:p text:style-name="P1"><text:span text:style-name="T1">3-4-Find Lane Bound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2.032cm" svg:x="14.224cm" svg:y="5.08cm">
          <text:p text:style-name="P1"><text:span text:style-name="T1">3-5-Determine Curvature</text:span></text:p>
          <text:p text:style-name="P1"><text:span text:style-name="T1">Of lane&amp;vehicle 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3.622cm" svg:y1="3.556cm" svg:x2="23.622cm" svg:y2="5.08cm">
          <text:p/>
        </draw:line>
        <draw:line draw:style-name="gr2" draw:text-style-name="P3" draw:layer="layout" svg:x1="12.488cm" svg:y1="2.54cm" svg:x2="14.266cm" svg:y2="2.54cm">
          <text:p/>
        </draw:line>
        <draw:line draw:style-name="gr2" draw:text-style-name="P3" draw:layer="layout" svg:x1="19.388cm" svg:y1="2.54cm" svg:x2="21.166cm" svg:y2="2.54cm">
          <text:p/>
        </draw:line>
        <draw:line draw:style-name="gr2" draw:text-style-name="P3" draw:layer="layout" svg:x1="21.083cm" svg:y1="6.096cm" svg:x2="19.305cm" svg:y2="6.096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8cm" svg:height="2.628cm" svg:x="1.4cm" svg:y="0.627cm" presentation:class="title" presentation:placeholder="true">
        <draw:text-box/>
      </draw:frame>
      <draw:frame presentation:style-name="Default-outline1" draw:layer="backgroundobjects" svg:width="25.198cm" svg:height="9.133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11:16:59.868012304</meta:creation-date>
    <dc:date>2020-02-11T11:42:15.633513635</dc:date>
    <meta:editing-duration>P1DT6H50M33S</meta:editing-duration>
    <meta:editing-cycles>19</meta:editing-cycles>
    <meta:generator>LibreOffice/6.0.7.3$Linux_X86_64 LibreOffice_project/00m0$Build-3</meta:generator>
    <meta:document-statistic meta:object-count="68"/>
  </office:meta>
</office:document-meta>
</file>